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haracterization of Density Functions:</text:span><text:span text:style-name="T2"/></text:p>
      <text:p text:style-name="P1"><text:span text:style-name="T2">import math</text:span></text:p>
      <text:p text:style-name="P1"><text:span text:style-name="T2">import matplotlib.pyplot as plt</text:span></text:p>
      <text:p text:style-name="P1"><text:span text:style-name="T2"/></text:p>
      <text:p text:style-name="P1"><text:span text:style-name="T2">def mylinspace(start, stop, num):</text:span></text:p>
      <text:p text:style-name="P1"><text:span text:style-name="T2"><text:s text:c="4"/>"""Generate a list of evenly spaced values between start and stop."""</text:span></text:p>
      <text:p text:style-name="P1"><text:span text:style-name="T2"><text:s text:c="4"/>step = (stop - start) / (num - 1)</text:span></text:p>
      <text:p text:style-name="P1"><text:span text:style-name="T2"><text:s text:c="4"/>return [start + i * step for i in range(num)]</text:span></text:p>
      <text:p text:style-name="P1"><text:span text:style-name="T2"/></text:p>
      <text:p text:style-name="P1"><text:span text:style-name="T2">def mynormal_pdf(x, mean, std_dev):</text:span></text:p>
      <text:p text:style-name="P1"><text:span text:style-name="T2"><text:s text:c="4"/>"""Calculate the PDF of a normal distribution."""</text:span></text:p>
      <text:p text:style-name="P1"><text:span text:style-name="T2"><text:s text:c="4"/>coefficient = 1 / (math.sqrt(2 * math.pi) * std_dev)</text:span></text:p>
      <text:p text:style-name="P1"><text:span text:style-name="T2"><text:s text:c="4"/>exponent = math.exp(-((x - mean) ** 2) / (2 * std_dev ** 2))</text:span></text:p>
      <text:p text:style-name="P1"><text:span text:style-name="T2"><text:s text:c="4"/>return coefficient * exponent</text:span></text:p>
      <text:p text:style-name="P1"><text:span text:style-name="T2"/></text:p>
      <text:p text:style-name="P1"><text:span text:style-name="T2">mean, std_dev = 1.6, 2</text:span></text:p>
      <text:p text:style-name="P1"><text:span text:style-name="T2"/></text:p>
      <text:p text:style-name="P1"><text:span text:style-name="T2">x = mylinspace(-4, 10, 100)</text:span></text:p>
      <text:p text:style-name="P1"><text:span text:style-name="T2"/></text:p>
      <text:p text:style-name="P1"><text:span text:style-name="T2">normal_dist = [mynormal_pdf(val, mean, std_dev) for val in x]</text:span></text:p>
      <text:p text:style-name="P1"><text:span text:style-name="T2"/></text:p>
      <text:p text:style-name="P1"><text:span text:style-name="T2">plt.figure(figsize=(11, 6))</text:span></text:p>
      <text:p text:style-name="P1"><text:span text:style-name="T2">plt.plot(x, normal_dist, label=f'Normal (µ={mean},<text:s/></text:span><text:span text:style-name="T3">σ={std_dev})', color='blue')</text:span></text:p>
      <text:p text:style-name="P1"><text:span text:style-name="T3"/></text:p>
      <text:p text:style-name="P1"><text:span text:style-name="T3">plt.title("Characterization of Density Functions")</text:span></text:p>
      <text:p text:style-name="P1"><text:span text:style-name="T3">plt.xlabel("X values")</text:span></text:p>
      <text:p text:style-name="P1"><text:span text:style-name="T3">plt.ylabel("Density")</text:span></text:p>
      <text:p text:style-name="P1"><text:span text:style-name="T3">plt.legend()</text:span></text:p>
      <text:p text:style-name="P1"><text:span text:style-name="T3">plt.grid(True)</text:span></text:p>
      <text:p text:style-name="P1"><text:span text:style-name="T3"/></text:p>
      <text:p text:style-name="P1"><text:span text:style-name="T3"># Show the plot</text:span></text:p>
      <text:p text:style-name="P1"><text:span text:style-name="T3">plt.show()</text:span></text:p>
      <text:p text:style-name="P2"><draw:frame text:anchor-type="as-char" svg:width="152.40mm" svg:height="82.13mm" style:rel-width="scale" style:rel-height="scale"><draw:object-ole xlink:href="OleObj1"/><draw:image xlink:href="ObjectReplacements/OleObj1"/></draw:frame><text:span text:style-name="T3"/></text:p>
      <text:p text:style-name="P3"><text:span text:style-name="T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